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a55a56a020" style:family="table" style:master-page-name="ta-mp-0x7fa55a56a020">
      <style:table-properties table:display="true" style:writing-mode="lr-tb"/>
    </style:style>
    <style:style style:name="ta-0x7fa55a56a210" style:family="table" style:master-page-name="ta-mp-0x7fa55a56a210">
      <style:table-properties table:display="true" style:writing-mode="lr-tb"/>
    </style:style>
    <style:style style:name="ta-0x7fa55a56a400" style:family="table" style:master-page-name="ta-mp-0x7fa55a56a40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.29pt" style:use-optimal-row-height="true"/>
    </style:style>
    <style:style style:name="ACOL-0" style:family="table-column">
      <style:table-column-properties style:column-width="73.76pt" style:use-optimal-column-width="true"/>
    </style:style>
    <style:style style:name="ACE-0x7fa55a5550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55a554fc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55a5555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55a55521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55a5553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55a555460" style:family="table-cell" style:data-style-name="ND.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55a5556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55a5557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OL-1" style:family="table-column">
      <style:table-column-properties style:column-width="363.06pt" style:use-optimal-column-width="true"/>
    </style:style>
    <style:style style:name="ACOL-2" style:family="table-column">
      <style:table-column-properties style:column-width="123.98pt" style:use-optimal-column-width="true"/>
    </style:style>
    <style:style style:name="ACOL-3" style:family="table-column">
      <style:table-column-properties style:column-width="136.50pt" style:use-optimal-column-width="false"/>
    </style:style>
    <style:style style:name="ACOL-4" style:family="table-column"/>
    <style:style style:name="AROW-1" style:family="table-row">
      <style:table-row-properties style:row-height="14.91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Hoja1" table:style-name="ta-0x7fa55a56a020" table:print="false">
        <office:forms form:automatic-focus="false" form:apply-design-mode="false">
          <form:form/>
        </office:forms>
        <table:table-column table:default-cell-style-name="ACE-0x7fa55a554fc0" table:style-name="ACOL-1"/>
        <table:table-column table:default-cell-style-name="ACE-0x7fa55a554fc0" table:style-name="ACOL-2"/>
        <table:table-column table:default-cell-style-name="ACE-0x7fa55a554fc0" table:style-name="ACOL-0"/>
        <table:table-column table:default-cell-style-name="ACE-0x7fa55a554fc0" table:style-name="ACOL-3"/>
        <table:table-column table:default-cell-style-name="ACE-0x7fa55a554fc0" table:style-name="ACOL-0" table:number-columns-repeated="1020"/>
        <table:table-row table:style-name="AROW-1">
          <table:table-cell table:style-name="ACE-0x7fa55a5550e8" office:value-type="string">
            <text:p>Bezout/GcdRepresentation</text:p>
          </table:table-cell>
          <table:table-cell table:style-name="ACE-0x7fa55a554fc0" office:value-type="string">
            <text:p>Compañero</text:p>
          </table:table-cell>
          <table:table-cell table:style-name="ACE-0x7fa55a554fc0" office:value-type="string">
            <text:p>GAP </text:p>
          </table:table-cell>
          <table:table-cell table:style-name="ACE-0x7fa55a554fc0" office:value-type="string">
            <text:p>Alex</text:p>
          </table:table-cell>
          <table:table-cell table:number-columns-repeated="1020" table:style-name="ACE-0x7fa55a554fc0"/>
        </table:table-row>
        <table:table-row table:style-name="AROW-0">
          <table:table-cell table:style-name="ACE-0x7fa55a5550e8" office:value-type="string">
            <text:p>28564333765949 ,463</text:p>
          </table:table-cell>
          <table:table-cell table:style-name="ACE-0x7fa55a554fc0" office:value-type="float" office:value="0">
            <text:p>0</text:p>
          </table:table-cell>
          <table:table-cell table:style-name="ACE-0x7fa55a554fc0" office:value-type="float" office:value="0">
            <text:p>0</text:p>
          </table:table-cell>
          <table:table-cell table:style-name="ACE-0x7fa55a555210" office:value-type="float" office:value="1.12057e-05">
            <text:p>1,12×10−005</text:p>
          </table:table-cell>
          <table:table-cell table:number-columns-repeated="1020" table:style-name="ACE-0x7fa55a554fc0"/>
        </table:table-row>
        <table:table-row table:style-name="AROW-0">
          <table:table-cell table:style-name="ACE-0x7fa55a5550e8" office:value-type="string">
            <text:p>123456789101119 <text:s text:c="2"/>,76</text:p>
          </table:table-cell>
          <table:table-cell table:style-name="ACE-0x7fa55a554fc0" office:value-type="float" office:value="0">
            <text:p>0</text:p>
          </table:table-cell>
          <table:table-cell table:style-name="ACE-0x7fa55a554fc0" office:value-type="float" office:value="0">
            <text:p>0</text:p>
          </table:table-cell>
          <table:table-cell table:style-name="ACE-0x7fa55a554fc0" office:value-type="float" office:value="9.0599e-06">
            <text:p>9,0599E−06</text:p>
          </table:table-cell>
          <table:table-cell table:number-columns-repeated="1020" table:style-name="ACE-0x7fa55a554fc0"/>
        </table:table-row>
        <table:table-row table:style-name="AROW-0">
          <table:table-cell table:style-name="ACE-0x7fa55a5550e8" office:value-type="string">
            <text:p>562390847 ,22</text:p>
          </table:table-cell>
          <table:table-cell table:style-name="ACE-0x7fa55a554fc0" office:value-type="float" office:value="0">
            <text:p>0</text:p>
          </table:table-cell>
          <table:table-cell table:style-name="ACE-0x7fa55a554fc0" office:value-type="float" office:value="0">
            <text:p>0</text:p>
          </table:table-cell>
          <table:table-cell table:style-name="ACE-0x7fa55a554fc0" office:value-type="float" office:value="9.0599e-06">
            <text:p>9,0599E−06</text:p>
          </table:table-cell>
          <table:table-cell table:number-columns-repeated="1020" table:style-name="ACE-0x7fa55a554fc0"/>
        </table:table-row>
        <table:table-row table:style-name="AROW-1">
          <table:table-cell table:style-name="ACE-0x7fa55a5550e8" office:value-type="string">
            <text:p>inverso_modular/A:=ZmondZ(n);uno:=One(A);Inverse(p*uno);</text:p>
          </table:table-cell>
          <table:table-cell table:number-columns-repeated="1023" table:style-name="ACE-0x7fa55a554fc0"/>
        </table:table-row>
        <table:table-row table:style-name="AROW-0">
          <table:table-cell table:style-name="ACE-0x7fa55a5550e8" office:value-type="string">
            <text:p>768479 ,7</text:p>
          </table:table-cell>
          <table:table-cell table:style-name="ACE-0x7fa55a554fc0" office:value-type="float" office:value="0">
            <text:p>0</text:p>
          </table:table-cell>
          <table:table-cell table:style-name="ACE-0x7fa55a554fc0" office:value-type="float" office:value="0">
            <text:p>0</text:p>
          </table:table-cell>
          <table:table-cell table:style-name="ACE-0x7fa55a554fc0" office:value-type="float" office:value="1.40667e-05">
            <text:p>1,40667E−05</text:p>
          </table:table-cell>
          <table:table-cell table:number-columns-repeated="1020" table:style-name="ACE-0x7fa55a554fc0"/>
        </table:table-row>
        <table:table-row table:style-name="AROW-0">
          <table:table-cell table:style-name="ACE-0x7fa55a5550e8" office:value-type="string">
            <text:p>123456789101119 , 23</text:p>
          </table:table-cell>
          <table:table-cell table:style-name="ACE-0x7fa55a554fc0" office:value-type="float" office:value="0">
            <text:p>0</text:p>
          </table:table-cell>
          <table:table-cell table:style-name="ACE-0x7fa55a554fc0" office:value-type="float" office:value="0">
            <text:p>0</text:p>
          </table:table-cell>
          <table:table-cell table:style-name="ACE-0x7fa55a554fc0" office:value-type="float" office:value="1.00136e-05">
            <text:p>1,00136E−05</text:p>
          </table:table-cell>
          <table:table-cell table:number-columns-repeated="1020" table:style-name="ACE-0x7fa55a554fc0"/>
        </table:table-row>
        <table:table-row table:style-name="AROW-0">
          <table:table-cell table:style-name="ACE-0x7fa55a5550e8" office:value-type="string">
            <text:p>65398261921 , 89</text:p>
          </table:table-cell>
          <table:table-cell table:style-name="ACE-0x7fa55a554fc0" office:value-type="float" office:value="0">
            <text:p>0</text:p>
          </table:table-cell>
          <table:table-cell table:style-name="ACE-0x7fa55a554fc0" office:value-type="float" office:value="0">
            <text:p>0</text:p>
          </table:table-cell>
          <table:table-cell table:style-name="ACE-0x7fa55a554fc0" office:value-type="float" office:value="1.09673e-05">
            <text:p>1,09673E−05</text:p>
          </table:table-cell>
          <table:table-cell table:number-columns-repeated="1020" table:style-name="ACE-0x7fa55a554fc0"/>
        </table:table-row>
        <table:table-row table:style-name="AROW-0">
          <table:table-cell table:style-name="ACE-0x7fa55a5550e8" office:value-type="string">
            <text:p>potencia_mod/PowerMod</text:p>
          </table:table-cell>
          <table:table-cell table:number-columns-repeated="1023" table:style-name="ACE-0x7fa55a554fc0"/>
        </table:table-row>
        <table:table-row table:style-name="AROW-0">
          <table:table-cell table:style-name="ACE-0x7fa55a5550e8" office:value-type="string">
            <text:p>2, 266846984171568, 364879542899</text:p>
          </table:table-cell>
          <table:table-cell table:style-name="ACE-0x7fa55a554fc0" office:value-type="float" office:value="0">
            <text:p>0</text:p>
          </table:table-cell>
          <table:table-cell table:style-name="ACE-0x7fa55a554fc0" office:value-type="float" office:value="0">
            <text:p>0</text:p>
          </table:table-cell>
          <table:table-cell table:style-name="ACE-0x7fa55a554fc0" office:value-type="float" office:value="0.0001130104">
            <text:p>0,0001130104</text:p>
          </table:table-cell>
          <table:table-cell table:number-columns-repeated="1020" table:style-name="ACE-0x7fa55a554fc0"/>
        </table:table-row>
        <table:table-row table:style-name="AROW-0">
          <table:table-cell table:style-name="ACE-0x7fa55a5550e8" office:value-type="string">
            <text:p>50, 2361479148548741, 36780481</text:p>
          </table:table-cell>
          <table:table-cell table:style-name="ACE-0x7fa55a554fc0" office:value-type="float" office:value="0">
            <text:p>0</text:p>
          </table:table-cell>
          <table:table-cell table:style-name="ACE-0x7fa55a554fc0" office:value-type="float" office:value="0">
            <text:p>0</text:p>
          </table:table-cell>
          <table:table-cell table:style-name="ACE-0x7fa55a554fc0" office:value-type="float" office:value="5.48363e-05">
            <text:p>5,48363E−05</text:p>
          </table:table-cell>
          <table:table-cell table:number-columns-repeated="1020" table:style-name="ACE-0x7fa55a554fc0"/>
        </table:table-row>
        <table:table-row table:style-name="AROW-0">
          <table:table-cell table:style-name="ACE-0x7fa55a5550e8" office:value-type="string">
            <text:p>test_Miller_Rabin/</text:p>
          </table:table-cell>
          <table:table-cell table:number-columns-repeated="1023" table:style-name="ACE-0x7fa55a554fc0"/>
        </table:table-row>
        <table:table-row table:style-name="AROW-0">
          <table:table-cell table:style-name="ACE-0x7fa55a5550e8" office:value-type="string">
            <text:p>643808006803554439230129854961492699151386107534013432918073439524138264842370630061369715394739134090922937332590384720397133335969549256322620979036686633213903952966175107096769180017646161851573147596390153 , </text:p>
          </table:table-cell>
          <table:table-cell table:style-name="ACE-0x7fa55a554fc0" office:value-type="string">
            <text:p>0.8400478363</text:p>
          </table:table-cell>
          <table:table-cell table:style-name="ACE-0x7fa55a554fc0"/>
          <table:table-cell table:style-name="ACE-0x7fa55a554fc0" office:value-type="float" office:value="0.1039540768">
            <text:p>0,1039540768</text:p>
          </table:table-cell>
          <table:table-cell table:number-columns-repeated="1020" table:style-name="ACE-0x7fa55a554fc0"/>
        </table:table-row>
        <table:table-row table:style-name="AROW-0">
          <table:table-cell table:style-name="ACE-0x7fa55a5550e8" office:value-type="float" office:value="15">
            <text:p>15</text:p>
          </table:table-cell>
          <table:table-cell table:style-name="ACE-0x7fa55a554fc0" office:value-type="float" office:value="0">
            <text:p>0</text:p>
          </table:table-cell>
          <table:table-cell table:style-name="ACE-0x7fa55a554fc0"/>
          <table:table-cell table:style-name="ACE-0x7fa55a554fc0" office:value-type="float" office:value="0">
            <text:p>0</text:p>
          </table:table-cell>
          <table:table-cell table:number-columns-repeated="1020" table:style-name="ACE-0x7fa55a554fc0"/>
        </table:table-row>
        <table:table-row table:style-name="AROW-0">
          <table:table-cell table:style-name="ACE-0x7fa55a554fc0" office:value-type="string">
            <text:p>58021664585639791181184025950440248398226136069516938232493687505822471836536824298822733710342250697739996825938232641940670857624514103125986134050997697160127301547995788468137887651823707102007839 ,</text:p>
          </table:table-cell>
          <table:table-cell table:style-name="ACE-0x7fa55a554fc0" office:value-type="string">
            <text:p>0.7320418358</text:p>
          </table:table-cell>
          <table:table-cell table:style-name="ACE-0x7fa55a554fc0"/>
          <table:table-cell table:style-name="ACE-0x7fa55a554fc0" office:value-type="float" office:value="0.0944750309">
            <text:p>0,0944750309</text:p>
          </table:table-cell>
          <table:table-cell table:number-columns-repeated="1020" table:style-name="ACE-0x7fa55a554fc0"/>
        </table:table-row>
        <table:table-row table:style-name="AROW-0">
          <table:table-cell table:style-name="ACE-0x7fa55a5550e8" office:value-type="string">
            <text:p>Paso_enano_gigante/</text:p>
          </table:table-cell>
          <table:table-cell table:number-columns-repeated="1023" table:style-name="ACE-0x7fa55a554fc0"/>
        </table:table-row>
        <table:table-row table:style-name="AROW-0">
          <table:table-cell table:style-name="ACE-0x7fa55a5550e8" office:value-type="string">
            <text:p>2,2668,3669</text:p>
          </table:table-cell>
          <table:table-cell table:style-name="ACE-0x7fa55a555338" office:value-type="string">
            <text:p>0.0020010471</text:p>
          </table:table-cell>
          <table:table-cell table:style-name="ACE-0x7fa55a554fc0"/>
          <table:table-cell table:style-name="ACE-0x7fa55a554fc0" office:value-type="float" office:value="0.0002720356">
            <text:p>0,0002720356</text:p>
          </table:table-cell>
          <table:table-cell table:number-columns-repeated="1020" table:style-name="ACE-0x7fa55a554fc0"/>
        </table:table-row>
        <table:table-row table:style-name="AROW-0">
          <table:table-cell table:style-name="ACE-0x7fa55a5550e8" office:value-type="string">
            <text:p>50,56468,2353263</text:p>
          </table:table-cell>
          <table:table-cell table:style-name="ACE-0x7fa55a555460" office:value-type="float" office:value="1.0500600338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0x7fa55a554fc0"/>
          <table:table-cell table:style-name="ACE-0x7fa55a554fc0" office:value-type="float" office:value="0.012748003">
            <text:p>0,012748003</text:p>
          </table:table-cell>
          <table:table-cell table:number-columns-repeated="1020" table:style-name="ACE-0x7fa55a554fc0"/>
        </table:table-row>
        <table:table-row table:style-name="AROW-0">
          <table:table-cell table:style-name="ACE-0x7fa55a5550e8" office:value-type="string">
            <text:p>50,564681638448641,23</text:p>
          </table:table-cell>
          <table:table-cell table:style-name="ACE-0x7fa55a554fc0" office:value-type="float" office:value="0">
            <text:p>0</text:p>
          </table:table-cell>
          <table:table-cell table:style-name="ACE-0x7fa55a554fc0"/>
          <table:table-cell table:style-name="ACE-0x7fa55a554fc0" office:value-type="float" office:value="3.91006e-05">
            <text:p>3,91006E−05</text:p>
          </table:table-cell>
          <table:table-cell table:number-columns-repeated="1020" table:style-name="ACE-0x7fa55a554fc0"/>
        </table:table-row>
        <table:table-row table:style-name="AROW-0">
          <table:table-cell table:style-name="ACE-0x7fa55a5550e8" office:value-type="string">
            <text:p>Jacobi/</text:p>
          </table:table-cell>
          <table:table-cell table:number-columns-repeated="1023" table:style-name="ACE-0x7fa55a554fc0"/>
        </table:table-row>
        <table:table-row table:style-name="AROW-0">
          <table:table-cell table:style-name="ACE-0x7fa55a5550e8" office:value-type="float" office:value="20.7">
            <text:p>20,7</text:p>
          </table:table-cell>
          <table:table-cell table:style-name="ACE-0x7fa55a554fc0" office:value-type="float" office:value="0">
            <text:p>0</text:p>
          </table:table-cell>
          <table:table-cell table:number-columns-repeated="1022" table:style-name="ACE-0x7fa55a554fc0"/>
        </table:table-row>
        <table:table-row table:style-name="AROW-0">
          <table:table-cell table:style-name="ACE-0x7fa55a5550e8" office:value-type="string">
            <text:p>123456789101119, 76</text:p>
          </table:table-cell>
          <table:table-cell table:style-name="ACE-0x7fa55a554fc0" office:value-type="float" office:value="0">
            <text:p>0</text:p>
          </table:table-cell>
          <table:table-cell table:number-columns-repeated="1022" table:style-name="ACE-0x7fa55a554fc0"/>
        </table:table-row>
        <table:table-row table:style-name="AROW-0">
          <table:table-cell table:style-name="ACE-0x7fa55a5550e8" office:value-type="string">
            <text:p>562390847, 22</text:p>
          </table:table-cell>
          <table:table-cell table:style-name="ACE-0x7fa55a554fc0" office:value-type="float" office:value="0">
            <text:p>0</text:p>
          </table:table-cell>
          <table:table-cell table:number-columns-repeated="1022" table:style-name="ACE-0x7fa55a554fc0"/>
        </table:table-row>
        <table:table-row table:style-name="AROW-0">
          <table:table-cell table:style-name="ACE-0x7fa55a5550e8" office:value-type="string">
            <text:p>raices_modulares/</text:p>
          </table:table-cell>
          <table:table-cell table:number-columns-repeated="1023" table:style-name="ACE-0x7fa55a554fc0"/>
        </table:table-row>
        <table:table-row table:style-name="AROW-0">
          <table:table-cell table:style-name="ACE-0x7fa55a5550e8" office:value-type="string">
            <text:p>768479, 7</text:p>
          </table:table-cell>
          <table:table-cell table:style-name="ACE-0x7fa55a555338" office:value-type="string">
            <text:p>0.0009999275</text:p>
          </table:table-cell>
          <table:table-cell table:number-columns-repeated="1022" table:style-name="ACE-0x7fa55a554fc0"/>
        </table:table-row>
        <table:table-row table:style-name="AROW-0">
          <table:table-cell table:style-name="ACE-0x7fa55a5550e8" office:value-type="string">
            <text:p>123456789101119, 23</text:p>
          </table:table-cell>
          <table:table-cell table:style-name="ACE-0x7fa55a554fc0" office:value-type="float" office:value="0">
            <text:p>0</text:p>
          </table:table-cell>
          <table:table-cell table:number-columns-repeated="1022" table:style-name="ACE-0x7fa55a554fc0"/>
        </table:table-row>
        <table:table-row table:style-name="AROW-1">
          <table:table-cell table:style-name="ACE-0x7fa55a555588" office:value-type="string">
            <text:p>65398261921, 89</text:p>
          </table:table-cell>
          <table:table-cell table:style-name="ACE-0x7fa55a555338" office:value-type="string">
            <text:p>0.0009999275</text:p>
          </table:table-cell>
          <table:table-cell table:number-columns-repeated="1022" table:style-name="ACE-0x7fa55a554fc0"/>
        </table:table-row>
        <table:table-row table:style-name="AROW-0">
          <table:table-cell table:style-name="ACE-0x7fa55a554fc0" office:value-type="string">
            <text:p>Fermat/</text:p>
          </table:table-cell>
          <table:table-cell table:number-columns-repeated="1023" table:style-name="ACE-0x7fa55a554fc0"/>
        </table:table-row>
        <table:table-row table:style-name="AROW-0">
          <table:table-cell table:style-name="ACE-0x7fa55a5550e8" office:value-type="float" office:value="89">
            <text:p>89</text:p>
          </table:table-cell>
          <table:table-cell table:style-name="ACE-0x7fa55a555338" office:value-type="string">
            <text:p>0.0200009346</text:p>
          </table:table-cell>
          <table:table-cell table:style-name="ACE-0x7fa55a554fc0"/>
          <table:table-cell table:style-name="ACE-0x7fa55a554fc0" office:value-type="float" office:value="4.98295e-05">
            <text:p>4,98295E−05</text:p>
          </table:table-cell>
          <table:table-cell table:number-columns-repeated="1020" table:style-name="ACE-0x7fa55a554fc0"/>
        </table:table-row>
        <table:table-row table:style-name="AROW-0">
          <table:table-cell table:style-name="ACE-0x7fa55a5550e8" office:value-type="float" office:value="15">
            <text:p>15</text:p>
          </table:table-cell>
          <table:table-cell table:style-name="ACE-0x7fa55a555338" office:value-type="string">
            <text:p>0.0010001659</text:p>
          </table:table-cell>
          <table:table-cell table:style-name="ACE-0x7fa55a554fc0"/>
          <table:table-cell table:style-name="ACE-0x7fa55a554fc0" office:value-type="float" office:value="3.69549e-05">
            <text:p>3,69549E−05</text:p>
          </table:table-cell>
          <table:table-cell table:number-columns-repeated="1020" table:style-name="ACE-0x7fa55a554fc0"/>
        </table:table-row>
        <table:table-row table:style-name="AROW-0">
          <table:table-cell table:style-name="ACE-0x7fa55a5550e8" office:value-type="float" office:value="23">
            <text:p>23</text:p>
          </table:table-cell>
          <table:table-cell table:style-name="ACE-0x7fa55a555338" office:value-type="string">
            <text:p>0.0010001659</text:p>
          </table:table-cell>
          <table:table-cell table:style-name="ACE-0x7fa55a554fc0"/>
          <table:table-cell table:style-name="ACE-0x7fa55a554fc0" office:value-type="float" office:value="3.91006e-05">
            <text:p>3,91006E−05</text:p>
          </table:table-cell>
          <table:table-cell table:number-columns-repeated="1020" table:style-name="ACE-0x7fa55a554fc0"/>
        </table:table-row>
        <table:table-row table:style-name="AROW-0">
          <table:table-cell table:style-name="ACE-0x7fa55a554fc0" office:value-type="string">
            <text:p>Pollard/</text:p>
          </table:table-cell>
          <table:table-cell table:number-columns-repeated="1023" table:style-name="ACE-0x7fa55a554fc0"/>
        </table:table-row>
        <table:table-row table:style-name="AROW-0">
          <table:table-cell table:style-name="ACE-0x7fa55a554fc0" office:value-type="string">
            <text:p>12345678999101112123581478963214874412636198746333485 ,</text:p>
          </table:table-cell>
          <table:table-cell table:style-name="ACE-0x7fa55a555338" office:value-type="string">
            <text:p>0.0260019302</text:p>
          </table:table-cell>
          <table:table-cell table:style-name="ACE-0x7fa55a554fc0"/>
          <table:table-cell table:style-name="ACE-0x7fa55a554fc0" office:value-type="float" office:value="0.0002570152">
            <text:p>0,0002570152</text:p>
          </table:table-cell>
          <table:table-cell table:number-columns-repeated="1020" table:style-name="ACE-0x7fa55a554fc0"/>
        </table:table-row>
        <table:table-row table:style-name="AROW-0">
          <table:table-cell table:style-name="ACE-0x7fa55a554fc0" office:value-type="string">
            <text:p>1234567899910111212358147896321487441263619874633348527547345238 ,</text:p>
          </table:table-cell>
          <table:table-cell table:style-name="ACE-0x7fa55a555338" office:value-type="string">
            <text:p>0.0340020657</text:p>
          </table:table-cell>
          <table:table-cell table:style-name="ACE-0x7fa55a554fc0"/>
          <table:table-cell table:style-name="ACE-0x7fa55a554fc0" office:value-type="float" office:value="0.0002779961">
            <text:p>0,0002779961</text:p>
          </table:table-cell>
          <table:table-cell table:number-columns-repeated="1020" table:style-name="ACE-0x7fa55a554fc0"/>
        </table:table-row>
        <table:table-row table:style-name="AROW-0">
          <table:table-cell table:style-name="ACE-0x7fa55a5550e8" office:value-type="float" office:value="1234567">
            <text:p>1234567</text:p>
          </table:table-cell>
          <table:table-cell table:style-name="ACE-0x7fa55a555338" office:value-type="string">
            <text:p>0.0009999275</text:p>
          </table:table-cell>
          <table:table-cell table:style-name="ACE-0x7fa55a554fc0"/>
          <table:table-cell table:style-name="ACE-0x7fa55a554fc0" office:value-type="float" office:value="8.2016e-05">
            <text:p>8,2016E−05</text:p>
          </table:table-cell>
          <table:table-cell table:number-columns-repeated="1020" table:style-name="ACE-0x7fa55a554fc0"/>
        </table:table-row>
        <table:table-row table:style-name="AROW-0" table:number-rows-repeated="1048541">
          <table:table-cell table:number-columns-repeated="1024"/>
        </table:table-row>
        <table:named-expressions>
          <table:named-expression table:name="Print_Area" table:expression="of:=#REF!" table:base-cell-address="$'Hoja1'.$A$1"/>
          <table:named-expression table:name="Sheet_Title" table:expression="of:=&quot;Hoja1&quot;" table:base-cell-address="$'Hoja1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Hoja2" table:style-name="ta-0x7fa55a56a210" table:print="false">
        <office:forms form:automatic-focus="false" form:apply-design-mode="false">
          <form:form/>
        </office:forms>
        <table:table-column table:default-cell-style-name="ACE-0x7fa55a5556b0" table:style-name="ACOL-0"/>
        <table:table-column table:default-cell-style-name="ACE-0x7fa55a5556b0" table:style-name="ACOL-0" table:number-columns-repeated="1023"/>
        <table:table-row table:style-name="AROW-0" table:number-rows-repeated="1048576">
          <table:table-cell table:number-columns-repeated="1024"/>
        </table:table-row>
        <table:named-expressions>
          <table:named-expression table:name="Print_Area" table:expression="of:=#REF!" table:base-cell-address="$'Hoja2'.$A$1"/>
          <table:named-expression table:name="Sheet_Title" table:expression="of:=&quot;Hoja2&quot;" table:base-cell-address="$'Hoja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Hoja3" table:style-name="ta-0x7fa55a56a400" table:print="false">
        <office:forms form:automatic-focus="false" form:apply-design-mode="false">
          <form:form/>
        </office:forms>
        <table:table-column table:default-cell-style-name="ACE-0x7fa55a5557d8" table:style-name="ACOL-0"/>
        <table:table-column table:default-cell-style-name="ACE-0x7fa55a5557d8" table:style-name="ACOL-0" table:number-columns-repeated="1023"/>
        <table:table-row table:style-name="AROW-0" table:number-rows-repeated="1048576">
          <table:table-cell table:number-columns-repeated="1024"/>
        </table:table-row>
        <table:named-expressions>
          <table:named-expression table:name="Print_Area" table:expression="of:=#REF!" table:base-cell-address="$'Hoja3'.$A$1"/>
          <table:named-expression table:name="Sheet_Title" table:expression="of:=&quot;Hoja3&quot;" table:base-cell-address="$'Hoja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number-style style:name="ND.1">
      <number:scientific-number number:decimal-places="11" number:grouping="false" number:min-integer-digits="1" number:min-exponent-digits="1" gnm:forced-exponent-sign="false" gnm:engineering="false" gnm:literal-E="false"/>
    </number:number-style>
    <number:number-style style:name="ND.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73.76pt" style:use-optimal-column-width="true"/>
    </style:default-style>
    <style:default-style style:family="table-row">
      <style:table-row-properties style:row-height="13.29pt" style:use-optimal-row-height="true"/>
    </style:default-style>
  </office:styles>
  <office:automatic-styles>
    <style:page-layout style:name="pl-0x7fa55a491100" style:page-usage="all">
      <style:page-layout-properties fo:margin-top="54.00pt" fo:margin-bottom="54.00pt" fo:margin-left="50.40pt" fo:margin-right="50.40pt" fo:page-width="595.28pt" fo:page-height="841.89pt" style:table-centering="none" style:print-page-order="ttb" style:writing-mode="lr-tb" style:print-orientation="portrait" style:print="charts drawings objects" gnm:style-print=""/>
      <style:header-style>
        <style:header-footer-properties fo:border="none" style:shadow="none" fo:padding="0.00pt" fo:margin="0.00pt" fo:min-height="0.00pt" svg:height="0.00pt" style:dynamic-spacing="true"/>
      </style:header-style>
      <style:footer-style>
        <style:header-footer-properties fo:border="none" style:shadow="none" fo:padding="0.00pt" fo:margin="0.00pt" fo:min-height="0.00pt" svg:height="0.00pt" style:dynamic-spacing="true"/>
      </style:footer-style>
    </style:page-layout>
    <style:page-layout style:name="pl-0x7fa55a51c100" style:page-usage="all">
      <style:page-layout-properties fo:margin-top="54.00pt" fo:margin-bottom="54.00pt" fo:margin-left="50.40pt" fo:margin-right="50.40pt" fo:page-width="612.00pt" fo:page-height="792.00pt" style:table-centering="none" style:print-page-order="ttb" style:writing-mode="lr-tb" style:print-orientation="portrait" style:print="charts drawings objects" gnm:style-print=""/>
      <style:header-style>
        <style:header-footer-properties fo:border="none" style:shadow="none" fo:padding="0.00pt" fo:margin="0.00pt" fo:min-height="0.00pt" svg:height="0.00pt" style:dynamic-spacing="true"/>
      </style:header-style>
      <style:footer-style>
        <style:header-footer-properties fo:border="none" style:shadow="none" fo:padding="0.00pt" fo:margin="0.00pt" fo:min-height="0.00pt" svg:height="0.00pt" style:dynamic-spacing="true"/>
      </style:footer-style>
    </style:page-layout>
    <style:page-layout style:name="pl-0x7fa55a533300" style:page-usage="all">
      <style:page-layout-properties fo:margin-top="54.00pt" fo:margin-bottom="54.00pt" fo:margin-left="50.40pt" fo:margin-right="50.40pt" fo:page-width="612.00pt" fo:page-height="792.00pt" style:table-centering="none" style:print-page-order="ttb" style:writing-mode="lr-tb" style:print-orientation="portrait" style:print="charts drawings objects" gnm:style-print=""/>
      <style:header-style>
        <style:header-footer-properties fo:border="none" style:shadow="none" fo:padding="0.00pt" fo:margin="0.00pt" fo:min-height="0.00pt" svg:height="0.00pt" style:dynamic-spacing="true"/>
      </style:header-style>
      <style:footer-style>
        <style:header-footer-properties fo:border="none" style:shadow="none" fo:padding="0.00pt" fo:margin="0.00pt" fo:min-height="0.00pt" svg:height="0.00pt" style:dynamic-spacing="true"/>
      </style:footer-style>
    </style:page-layout>
  </office:automatic-styles>
  <office:master-styles>
    <style:master-page style:name="ta-mp-0x7fa55a56a020" style:display-name="Hoja1" style:page-layout-name="pl-0x7fa55a491100">
      <style:header style:display="fals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  <style:master-page style:name="ta-mp-0x7fa55a56a210" style:display-name="Hoja2" style:page-layout-name="pl-0x7fa55a51c100">
      <style:header style:display="fals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  <style:master-page style:name="ta-mp-0x7fa55a56a400" style:display-name="Hoja3" style:page-layout-name="pl-0x7fa55a533300">
      <style:header style:display="fals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lejandro Alcalde</dc:creator>
    <dc:date>2015-04-07T07:03:39Z</dc:date>
    <meta:editing-cycles>19</meta:editing-cycles>
    <meta:editing-duration>PT1H15M55S</meta:editing-duration>
    <meta:generator>gnumeric/1.12.9</meta:generator>
  </office:meta>
</office:document-meta>
</file>